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 style:font-pitch="fixed"/>
  </office:font-face-decls>
  <office:automatic-styles>
    <style:style style:name="P1" style:family="paragraph" style:parent-style-name="Standard">
      <style:text-properties fo:font-size="14pt" officeooo:rsid="000bca15" officeooo:paragraph-rsid="000bca15"/>
    </style:style>
    <style:style style:name="P2" style:family="paragraph" style:parent-style-name="Standard">
      <style:text-properties fo:font-size="14pt" officeooo:rsid="000db1e4" officeooo:paragraph-rsid="000db1e4"/>
    </style:style>
    <style:style style:name="P3" style:family="paragraph" style:parent-style-name="Standard">
      <style:text-properties fo:font-size="14pt" officeooo:rsid="000db1e4" officeooo:paragraph-rsid="00172c2f"/>
    </style:style>
    <style:style style:name="P4" style:family="paragraph" style:parent-style-name="Standard">
      <style:text-properties fo:font-size="14pt" fo:font-weight="bold" officeooo:rsid="000db1e4" officeooo:paragraph-rsid="000db1e4" style:font-weight-asian="bold" style:font-weight-complex="bold"/>
    </style:style>
    <style:style style:name="P5" style:family="paragraph" style:parent-style-name="Standard">
      <style:text-properties fo:font-size="14pt" fo:font-weight="bold" officeooo:rsid="000f8d88" officeooo:paragraph-rsid="000f8d88" style:font-weight-asian="bold" style:font-weight-complex="bold"/>
    </style:style>
    <style:style style:name="P6" style:family="paragraph" style:parent-style-name="Standard">
      <style:text-properties fo:font-size="14pt" fo:font-weight="bold" officeooo:rsid="000f8d88" officeooo:paragraph-rsid="00286a54" style:font-weight-asian="bold" style:font-weight-complex="bold"/>
    </style:style>
    <style:style style:name="P7" style:family="paragraph" style:parent-style-name="Standard">
      <style:text-properties fo:font-size="14pt" fo:font-weight="bold" officeooo:rsid="00d8e623" officeooo:paragraph-rsid="00d8e623" style:font-weight-asian="bold" style:font-weight-complex="bold"/>
    </style:style>
    <style:style style:name="P8" style:family="paragraph" style:parent-style-name="Standard">
      <style:text-properties fo:font-size="14pt" fo:font-weight="bold" officeooo:rsid="00da848e" officeooo:paragraph-rsid="00da848e" style:font-weight-asian="bold" style:font-weight-complex="bold"/>
    </style:style>
    <style:style style:name="P9" style:family="paragraph" style:parent-style-name="Standard">
      <style:text-properties fo:font-size="14pt" fo:font-weight="bold" officeooo:rsid="00ddc586" officeooo:paragraph-rsid="00ddc586" style:font-weight-asian="bold" style:font-weight-complex="bold"/>
    </style:style>
    <style:style style:name="P10" style:family="paragraph" style:parent-style-name="Standard">
      <style:text-properties fo:font-size="14pt" fo:font-weight="bold" officeooo:rsid="00ddc586" officeooo:paragraph-rsid="00eed61b" style:font-weight-asian="bold" style:font-weight-complex="bold"/>
    </style:style>
    <style:style style:name="P11" style:family="paragraph" style:parent-style-name="Standard">
      <style:text-properties fo:font-size="14pt" officeooo:rsid="000f1adb" officeooo:paragraph-rsid="000f1adb"/>
    </style:style>
    <style:style style:name="P12" style:family="paragraph" style:parent-style-name="Standard">
      <style:text-properties fo:font-size="14pt" officeooo:rsid="000f8d88" officeooo:paragraph-rsid="000f8d88"/>
    </style:style>
    <style:style style:name="P13" style:family="paragraph" style:parent-style-name="Standard">
      <style:text-properties fo:font-size="14pt" officeooo:rsid="00158987" officeooo:paragraph-rsid="00172c2f"/>
    </style:style>
    <style:style style:name="P14" style:family="paragraph" style:parent-style-name="Standard">
      <style:text-properties fo:font-size="16pt" fo:font-weight="bold" officeooo:rsid="000bca15" officeooo:paragraph-rsid="000bca15" style:font-weight-asian="bold" style:font-weight-complex="bold"/>
    </style:style>
    <style:style style:name="P15" style:family="paragraph" style:parent-style-name="Standard">
      <style:text-properties style:font-name="monospace" fo:font-size="12pt" fo:font-weight="normal" officeooo:rsid="00286a54" officeooo:paragraph-rsid="00286a54" style:font-weight-asian="normal" style:font-weight-complex="normal"/>
    </style:style>
    <style:style style:name="P16" style:family="paragraph" style:parent-style-name="Standard">
      <style:text-properties style:font-name="monospace" fo:font-size="10pt" officeooo:rsid="000f8d88" officeooo:paragraph-rsid="000f8d88"/>
    </style:style>
    <style:style style:name="P17" style:family="paragraph" style:parent-style-name="Standard">
      <style:text-properties style:font-name="monospace" fo:font-size="10pt" officeooo:rsid="000fa4e1" officeooo:paragraph-rsid="000fa4e1"/>
    </style:style>
    <style:style style:name="P18" style:family="paragraph" style:parent-style-name="Standard">
      <style:text-properties style:font-name="monospace" fo:font-size="10pt" officeooo:rsid="0010e407" officeooo:paragraph-rsid="0010e407"/>
    </style:style>
    <style:style style:name="P19" style:family="paragraph" style:parent-style-name="Standard">
      <style:text-properties style:font-name="monospace" fo:font-size="10pt" officeooo:rsid="001188ef" officeooo:paragraph-rsid="001188ef"/>
    </style:style>
    <style:style style:name="P20" style:family="paragraph" style:parent-style-name="Standard">
      <style:text-properties style:font-name="monospace" fo:font-size="10pt" officeooo:rsid="0011a458" officeooo:paragraph-rsid="0011a458"/>
    </style:style>
    <style:style style:name="P21" style:family="paragraph" style:parent-style-name="Standard">
      <style:text-properties style:font-name="monospace" fo:font-size="10pt" officeooo:rsid="0012cef5" officeooo:paragraph-rsid="0012cef5"/>
    </style:style>
    <style:style style:name="P22" style:family="paragraph" style:parent-style-name="Standard">
      <style:text-properties style:font-name="monospace" fo:font-size="10pt" officeooo:rsid="0014e2b3" officeooo:paragraph-rsid="0014e2b3"/>
    </style:style>
    <style:style style:name="P23" style:family="paragraph" style:parent-style-name="Standard">
      <style:text-properties style:font-name="monospace" fo:font-size="10pt" officeooo:rsid="00182b47" officeooo:paragraph-rsid="00182b47"/>
    </style:style>
    <style:style style:name="P24" style:family="paragraph" style:parent-style-name="Standard">
      <style:text-properties style:font-name="monospace" fo:font-size="10pt" officeooo:rsid="00182b47" officeooo:paragraph-rsid="001b980b"/>
    </style:style>
    <style:style style:name="P25" style:family="paragraph" style:parent-style-name="Standard">
      <style:text-properties style:font-name="monospace" fo:font-size="10pt" officeooo:rsid="001eb028" officeooo:paragraph-rsid="001eb028"/>
    </style:style>
    <style:style style:name="P26" style:family="paragraph" style:parent-style-name="Standard">
      <style:text-properties style:font-name="monospace" fo:font-size="10pt" officeooo:rsid="001faf89" officeooo:paragraph-rsid="001faf89"/>
    </style:style>
    <style:style style:name="P27" style:family="paragraph" style:parent-style-name="Standard">
      <style:text-properties style:font-name="monospace" fo:font-size="10pt" fo:font-weight="normal" officeooo:rsid="004473f2" officeooo:paragraph-rsid="004473f2" style:font-weight-asian="normal" style:font-weight-complex="normal"/>
    </style:style>
    <style:style style:name="P28" style:family="paragraph" style:parent-style-name="Standard">
      <style:text-properties style:font-name="monospace" fo:font-size="10pt" fo:font-weight="normal" officeooo:rsid="004683cf" officeooo:paragraph-rsid="004683cf" style:font-weight-asian="normal" style:font-weight-complex="normal"/>
    </style:style>
    <style:style style:name="P29" style:family="paragraph" style:parent-style-name="Standard">
      <style:text-properties style:font-name="monospace" fo:font-size="10pt" fo:font-weight="normal" officeooo:rsid="004e0c6f" officeooo:paragraph-rsid="0066a58b" style:font-weight-asian="normal" style:font-weight-complex="normal"/>
    </style:style>
    <style:style style:name="P30" style:family="paragraph" style:parent-style-name="Standard">
      <style:text-properties style:font-name="monospace" fo:font-size="10pt" fo:font-weight="normal" officeooo:rsid="0030872a" officeooo:paragraph-rsid="002a5c5b" style:font-weight-asian="normal" style:font-weight-complex="normal"/>
    </style:style>
    <style:style style:name="P31" style:family="paragraph" style:parent-style-name="Standard">
      <style:text-properties style:font-name="monospace" fo:font-size="10pt" fo:font-weight="normal" officeooo:rsid="0040993c" officeooo:paragraph-rsid="0040993c" style:font-weight-asian="normal" style:font-weight-complex="normal"/>
    </style:style>
    <style:style style:name="P32" style:family="paragraph" style:parent-style-name="Standard">
      <style:text-properties style:font-name="monospace" fo:font-size="10pt" fo:font-weight="normal" officeooo:rsid="0095f99f" officeooo:paragraph-rsid="0095f99f" style:font-weight-asian="normal" style:font-weight-complex="normal"/>
    </style:style>
    <style:style style:name="P33" style:family="paragraph" style:parent-style-name="Standard">
      <style:text-properties style:font-name="monospace" fo:font-size="10pt" fo:font-weight="normal" officeooo:rsid="00a3a7f3" officeooo:paragraph-rsid="00b3ae85" style:font-weight-asian="normal" style:font-weight-complex="normal"/>
    </style:style>
    <style:style style:name="P34" style:family="paragraph" style:parent-style-name="Standard">
      <style:text-properties style:font-name="monospace" fo:font-size="10pt" fo:font-weight="normal" officeooo:rsid="00a4a9c1" officeooo:paragraph-rsid="00a4a9c1" style:font-weight-asian="normal" style:font-weight-complex="normal"/>
    </style:style>
    <style:style style:name="P35" style:family="paragraph" style:parent-style-name="Standard">
      <style:text-properties style:font-name="monospace" fo:font-size="10pt" fo:font-weight="normal" officeooo:rsid="00a4ade9" officeooo:paragraph-rsid="00a4ade9" style:font-weight-asian="normal" style:font-weight-complex="normal"/>
    </style:style>
    <style:style style:name="P36" style:family="paragraph" style:parent-style-name="Standard">
      <style:text-properties style:font-name="monospace" fo:font-size="10pt" fo:font-weight="normal" officeooo:rsid="00b9af5d" officeooo:paragraph-rsid="00b9af5d" style:font-weight-asian="normal" style:font-weight-complex="normal"/>
    </style:style>
    <style:style style:name="P37" style:family="paragraph" style:parent-style-name="Standard">
      <style:text-properties style:font-name="monospace" fo:font-size="10pt" fo:font-weight="normal" officeooo:rsid="00bba1e2" officeooo:paragraph-rsid="00bba1e2" style:font-weight-asian="normal" style:font-weight-complex="normal"/>
    </style:style>
    <style:style style:name="P38" style:family="paragraph" style:parent-style-name="Standard">
      <style:text-properties style:font-name="monospace" fo:font-size="10pt" fo:font-weight="normal" officeooo:rsid="00bda111" officeooo:paragraph-rsid="00bda111" style:font-weight-asian="normal" style:font-weight-complex="normal"/>
    </style:style>
    <style:style style:name="P39" style:family="paragraph" style:parent-style-name="Standard">
      <style:text-properties style:font-name="monospace" fo:font-size="10pt" fo:font-weight="normal" officeooo:rsid="00bda111" officeooo:paragraph-rsid="01ce4373" style:font-weight-asian="normal" style:font-weight-complex="normal"/>
    </style:style>
    <style:style style:name="P40" style:family="paragraph" style:parent-style-name="Standard">
      <style:text-properties style:font-name="monospace" fo:font-size="10pt" fo:font-weight="normal" officeooo:rsid="00c685b7" officeooo:paragraph-rsid="00fb249b" style:font-weight-asian="normal" style:font-weight-complex="normal"/>
    </style:style>
    <style:style style:name="P41" style:family="paragraph" style:parent-style-name="Standard">
      <style:text-properties style:font-name="monospace" fo:font-size="10pt" fo:font-weight="normal" officeooo:rsid="00c685b7" officeooo:paragraph-rsid="017ce3b0" style:font-weight-asian="normal" style:font-weight-complex="normal"/>
    </style:style>
    <style:style style:name="P42" style:family="paragraph" style:parent-style-name="Standard">
      <style:text-properties style:font-name="monospace" fo:font-size="10pt" fo:font-weight="normal" officeooo:rsid="00c685b7" officeooo:paragraph-rsid="018eb0f4" style:font-weight-asian="normal" style:font-weight-complex="normal"/>
    </style:style>
    <style:style style:name="P43" style:family="paragraph" style:parent-style-name="Standard">
      <style:text-properties style:font-name="monospace" fo:font-size="10pt" fo:font-weight="normal" officeooo:rsid="00da848e" officeooo:paragraph-rsid="00da848e" style:font-weight-asian="normal" style:font-weight-complex="normal"/>
    </style:style>
    <style:style style:name="P44" style:family="paragraph" style:parent-style-name="Standard">
      <style:text-properties style:font-name="monospace" fo:font-size="10pt" fo:font-weight="normal" officeooo:rsid="00f56ed8" officeooo:paragraph-rsid="00f56ed8" style:font-weight-asian="normal" style:font-weight-complex="normal"/>
    </style:style>
    <style:style style:name="P45" style:family="paragraph" style:parent-style-name="Standard">
      <style:text-properties style:font-name="monospace" fo:font-size="10pt" fo:font-weight="normal" officeooo:rsid="00fe015e" officeooo:paragraph-rsid="00fe015e" style:font-weight-asian="normal" style:font-weight-complex="normal"/>
    </style:style>
    <style:style style:name="P46" style:family="paragraph" style:parent-style-name="Standard">
      <style:text-properties style:font-name="monospace" fo:font-size="10pt" fo:font-weight="normal" officeooo:rsid="00720d90" officeooo:paragraph-rsid="011fabf4" style:font-weight-asian="normal" style:font-weight-complex="normal"/>
    </style:style>
    <style:style style:name="P47" style:family="paragraph" style:parent-style-name="Standard">
      <style:text-properties style:font-name="monospace" fo:font-size="10pt" fo:font-weight="normal" officeooo:rsid="01216196" officeooo:paragraph-rsid="01216196" style:font-weight-asian="normal" style:font-weight-complex="normal"/>
    </style:style>
    <style:style style:name="P48" style:family="paragraph" style:parent-style-name="Standard">
      <style:text-properties style:font-name="monospace" fo:font-size="10pt" fo:font-weight="normal" officeooo:rsid="00f33ba4" officeooo:paragraph-rsid="00f33ba4" style:font-weight-asian="normal" style:font-weight-complex="normal"/>
    </style:style>
    <style:style style:name="P49" style:family="paragraph" style:parent-style-name="Standard">
      <style:text-properties style:font-name="monospace" fo:font-size="10pt" fo:font-weight="normal" officeooo:rsid="0131f964" officeooo:paragraph-rsid="0131f964" style:font-weight-asian="normal" style:font-weight-complex="normal"/>
    </style:style>
    <style:style style:name="P50" style:family="paragraph" style:parent-style-name="Standard">
      <style:text-properties style:font-name="monospace" fo:font-size="10pt" fo:font-weight="normal" officeooo:rsid="01341091" officeooo:paragraph-rsid="01360a07" style:font-weight-asian="normal" style:font-weight-complex="normal"/>
    </style:style>
    <style:style style:name="P51" style:family="paragraph" style:parent-style-name="Standard">
      <style:text-properties style:font-name="monospace" fo:font-size="10pt" fo:font-weight="normal" officeooo:rsid="01341091" officeooo:paragraph-rsid="01c0da48" style:font-weight-asian="normal" style:font-weight-complex="normal"/>
    </style:style>
    <style:style style:name="P52" style:family="paragraph" style:parent-style-name="Standard">
      <style:text-properties style:font-name="monospace" fo:font-size="10pt" fo:font-weight="normal" officeooo:rsid="01360a07" officeooo:paragraph-rsid="01360a07" style:font-weight-asian="normal" style:font-weight-complex="normal"/>
    </style:style>
    <style:style style:name="P53" style:family="paragraph" style:parent-style-name="Standard">
      <style:text-properties style:font-name="monospace" fo:font-size="10pt" fo:font-weight="normal" officeooo:rsid="01366b0b" officeooo:paragraph-rsid="01366b0b" style:font-weight-asian="normal" style:font-weight-complex="normal"/>
    </style:style>
    <style:style style:name="P54" style:family="paragraph" style:parent-style-name="Standard">
      <style:text-properties style:font-name="monospace" fo:font-size="10pt" fo:font-weight="normal" officeooo:rsid="00c4d575" officeooo:paragraph-rsid="01501edd" style:font-weight-asian="normal" style:font-weight-complex="normal"/>
    </style:style>
    <style:style style:name="P55" style:family="paragraph" style:parent-style-name="Standard">
      <style:text-properties style:font-name="monospace" fo:font-size="10pt" fo:font-weight="normal" officeooo:rsid="00c4d575" officeooo:paragraph-rsid="01aec054" style:font-weight-asian="normal" style:font-weight-complex="normal"/>
    </style:style>
    <style:style style:name="P56" style:family="paragraph" style:parent-style-name="Standard">
      <style:text-properties style:font-name="monospace" fo:font-size="10pt" fo:font-weight="normal" officeooo:rsid="016ef1ca" officeooo:paragraph-rsid="016ef1ca" style:font-weight-asian="normal" style:font-weight-complex="normal"/>
    </style:style>
    <style:style style:name="P57" style:family="paragraph" style:parent-style-name="Standard">
      <style:text-properties style:font-name="monospace" fo:font-size="10pt" fo:font-weight="normal" officeooo:rsid="008e76ae" officeooo:paragraph-rsid="01813bd8" style:font-weight-asian="normal" style:font-weight-complex="normal"/>
    </style:style>
    <style:style style:name="P58" style:family="paragraph" style:parent-style-name="Standard">
      <style:text-properties style:font-name="monospace" fo:font-size="10pt" fo:font-weight="normal" officeooo:rsid="00501d11" officeooo:paragraph-rsid="01a235d6" style:font-weight-asian="normal" style:font-weight-complex="normal"/>
    </style:style>
    <style:style style:name="P59" style:family="paragraph" style:parent-style-name="Standard">
      <style:text-properties style:font-name="monospace" fo:font-size="10pt" fo:font-weight="normal" officeooo:rsid="011fabf4" officeooo:paragraph-rsid="011fabf4" style:font-weight-asian="normal" style:font-weight-complex="normal"/>
    </style:style>
    <style:style style:name="P60" style:family="paragraph" style:parent-style-name="Standard">
      <style:text-properties style:font-name="monospace" fo:font-size="10pt" fo:font-weight="normal" officeooo:rsid="01ada164" officeooo:paragraph-rsid="01ada164" style:font-weight-asian="normal" style:font-weight-complex="normal"/>
    </style:style>
    <style:style style:name="P61" style:family="paragraph" style:parent-style-name="Standard">
      <style:text-properties style:font-name="monospace" fo:font-size="10pt" fo:font-weight="normal" officeooo:rsid="01b4b33c" officeooo:paragraph-rsid="01b4b33c" style:font-weight-asian="normal" style:font-weight-complex="normal"/>
    </style:style>
    <style:style style:name="P62" style:family="paragraph" style:parent-style-name="Standard">
      <style:text-properties style:font-name="monospace" fo:font-size="10pt" fo:font-weight="normal" officeooo:rsid="015ff335" officeooo:paragraph-rsid="01b62ce9" style:font-weight-asian="normal" style:font-weight-complex="normal"/>
    </style:style>
    <style:style style:name="P63" style:family="paragraph" style:parent-style-name="Standard">
      <style:text-properties style:font-name="monospace" fo:font-size="10pt" fo:font-weight="normal" officeooo:rsid="01ba2026" officeooo:paragraph-rsid="01ba2026" style:font-weight-asian="normal" style:font-weight-complex="normal"/>
    </style:style>
    <style:style style:name="P64" style:family="paragraph" style:parent-style-name="Standard">
      <style:text-properties style:font-name="monospace" fo:font-size="10pt" fo:font-weight="normal" officeooo:rsid="019ade89" officeooo:paragraph-rsid="01c0da48" style:font-weight-asian="normal" style:font-weight-complex="normal"/>
    </style:style>
    <style:style style:name="P65" style:family="paragraph" style:parent-style-name="Standard">
      <style:text-properties style:font-name="monospace" fo:font-size="10pt" fo:font-weight="normal" officeooo:rsid="009ac44d" officeooo:paragraph-rsid="01c0e1d4" style:font-weight-asian="normal" style:font-weight-complex="normal"/>
    </style:style>
    <style:style style:name="P66" style:family="paragraph" style:parent-style-name="Standard">
      <style:text-properties style:font-name="monospace" fo:font-size="10pt" fo:font-weight="normal" officeooo:rsid="01c265ec" officeooo:paragraph-rsid="01c265ec" style:font-weight-asian="normal" style:font-weight-complex="normal"/>
    </style:style>
    <style:style style:name="P67" style:family="paragraph" style:parent-style-name="Standard">
      <style:text-properties style:font-name="monospace" fo:font-size="10pt" fo:font-weight="normal" officeooo:rsid="00c4056f" officeooo:paragraph-rsid="01168449" style:font-weight-asian="normal" style:font-weight-complex="normal"/>
    </style:style>
    <style:style style:name="P68" style:family="paragraph" style:parent-style-name="Standard">
      <style:text-properties style:font-name="monospace" fo:font-size="10pt" fo:font-weight="normal" officeooo:rsid="01c88806" officeooo:paragraph-rsid="01c88806" style:font-weight-asian="normal" style:font-weight-complex="normal"/>
    </style:style>
    <style:style style:name="P69" style:family="paragraph" style:parent-style-name="Standard">
      <style:text-properties style:font-name="monospace" fo:font-size="10pt" officeooo:rsid="0104cc60" officeooo:paragraph-rsid="0104cc60"/>
    </style:style>
    <style:style style:name="P70" style:family="paragraph" style:parent-style-name="Standard">
      <style:text-properties style:font-name="monospace" fo:font-size="10pt" officeooo:rsid="0138ec06" officeooo:paragraph-rsid="0138ec06"/>
    </style:style>
    <style:style style:name="P71" style:family="paragraph" style:parent-style-name="Standard">
      <style:text-properties style:font-name="monospace" fo:font-size="10pt" officeooo:rsid="014ba2e2" officeooo:paragraph-rsid="014ba2e2"/>
    </style:style>
    <style:style style:name="P72" style:family="paragraph" style:parent-style-name="Standard">
      <style:text-properties style:font-name="monospace" fo:font-size="10pt" officeooo:rsid="01570fe8" officeooo:paragraph-rsid="01570fe8"/>
    </style:style>
    <style:style style:name="P73" style:family="paragraph" style:parent-style-name="Standard">
      <style:text-properties style:font-name="monospace" fo:font-size="10pt" officeooo:rsid="00149e5a" officeooo:paragraph-rsid="00149e5a"/>
    </style:style>
    <style:style style:name="P74" style:family="paragraph" style:parent-style-name="Standard">
      <style:text-properties style:font-name="monospace" fo:font-size="10pt" officeooo:rsid="0157ce9b" officeooo:paragraph-rsid="0157ce9b"/>
    </style:style>
    <style:style style:name="P75" style:family="paragraph" style:parent-style-name="Standard">
      <style:text-properties style:font-name="monospace" fo:font-size="10pt" officeooo:rsid="015860c9" officeooo:paragraph-rsid="015860c9"/>
    </style:style>
    <style:style style:name="P76" style:family="paragraph" style:parent-style-name="Standard">
      <style:text-properties style:font-name="monospace" fo:font-size="10pt" officeooo:rsid="015b3a7d" officeooo:paragraph-rsid="015b3a7d"/>
    </style:style>
    <style:style style:name="P77" style:family="paragraph" style:parent-style-name="Standard">
      <style:text-properties style:font-name="monospace" fo:font-size="10pt" officeooo:rsid="001a8350" officeooo:paragraph-rsid="001a8350"/>
    </style:style>
    <style:style style:name="P78" style:family="paragraph" style:parent-style-name="Standard">
      <style:text-properties style:font-name="monospace" fo:font-size="10pt" officeooo:rsid="0170b411" officeooo:paragraph-rsid="0170b411"/>
    </style:style>
    <style:style style:name="P79" style:family="paragraph" style:parent-style-name="Standard">
      <style:text-properties style:font-name="monospace" fo:font-size="10pt" officeooo:rsid="0171fc5b" officeooo:paragraph-rsid="0171fc5b"/>
    </style:style>
    <style:style style:name="P80" style:family="paragraph" style:parent-style-name="Standard">
      <style:text-properties style:font-name="monospace" fo:font-size="10pt" officeooo:rsid="0182a43c" officeooo:paragraph-rsid="0182a43c"/>
    </style:style>
    <style:style style:name="P81" style:family="paragraph" style:parent-style-name="Standard">
      <style:text-properties fo:font-size="12pt" fo:font-weight="normal" officeooo:rsid="00286a54" officeooo:paragraph-rsid="00286a54" style:font-weight-asian="normal" style:font-weight-complex="normal"/>
    </style:style>
    <style:style style:name="P82" style:family="paragraph" style:parent-style-name="Standard">
      <style:text-properties fo:font-size="12pt" fo:font-weight="normal" officeooo:rsid="00810f38" officeooo:paragraph-rsid="0040993c" style:font-weight-asian="normal" style:font-weight-complex="normal"/>
    </style:style>
    <style:style style:name="P83" style:family="paragraph" style:parent-style-name="Standard">
      <style:text-properties fo:font-size="12pt" fo:font-weight="normal" officeooo:rsid="00d93458" officeooo:paragraph-rsid="00d93458" style:font-weight-asian="normal" style:font-weight-complex="normal"/>
    </style:style>
    <style:style style:name="P84" style:family="paragraph" style:parent-style-name="Standard">
      <style:text-properties fo:font-size="12pt" fo:font-weight="normal" officeooo:rsid="00da848e" officeooo:paragraph-rsid="00da848e" style:font-weight-asian="normal" style:font-weight-complex="normal"/>
    </style:style>
    <style:style style:name="P85" style:family="paragraph" style:parent-style-name="Standard">
      <style:text-properties fo:font-size="12pt" fo:font-weight="normal" officeooo:rsid="00da848e" officeooo:paragraph-rsid="00d93458" style:font-weight-asian="normal" style:font-weight-complex="normal"/>
    </style:style>
    <style:style style:name="P86" style:family="paragraph" style:parent-style-name="Standard">
      <style:text-properties fo:font-size="12pt" fo:font-weight="normal" officeooo:rsid="00ddc586" officeooo:paragraph-rsid="00ddc586" style:font-weight-asian="normal" style:font-weight-complex="normal"/>
    </style:style>
    <style:style style:name="P87" style:family="paragraph" style:parent-style-name="Standard">
      <style:text-properties fo:font-size="12pt" fo:font-weight="normal" officeooo:rsid="00e23355" officeooo:paragraph-rsid="00e23355" style:font-weight-asian="normal" style:font-weight-complex="normal"/>
    </style:style>
    <style:style style:name="P88" style:family="paragraph" style:parent-style-name="Standard">
      <style:text-properties fo:font-size="12pt" fo:font-weight="normal" officeooo:rsid="00ed2a31" officeooo:paragraph-rsid="00ed2a31" style:font-weight-asian="normal" style:font-weight-complex="normal"/>
    </style:style>
    <style:style style:name="P89" style:family="paragraph" style:parent-style-name="Standard">
      <style:text-properties fo:font-size="12pt" fo:font-weight="normal" officeooo:rsid="00e76530" officeooo:paragraph-rsid="00e76530" style:font-weight-asian="normal" style:font-weight-complex="normal"/>
    </style:style>
    <style:style style:name="P90" style:family="paragraph" style:parent-style-name="Standard">
      <style:text-properties fo:font-size="12pt" fo:font-weight="normal" officeooo:rsid="00e76530" officeooo:paragraph-rsid="010d070d" style:font-weight-asian="normal" style:font-weight-complex="normal"/>
    </style:style>
    <style:style style:name="P91" style:family="paragraph" style:parent-style-name="Standard">
      <style:text-properties fo:font-size="12pt" fo:font-weight="normal" officeooo:rsid="00eed61b" officeooo:paragraph-rsid="00eed61b" style:font-weight-asian="normal" style:font-weight-complex="normal"/>
    </style:style>
    <style:style style:name="P92" style:family="paragraph" style:parent-style-name="Standard">
      <style:text-properties fo:font-size="12pt" fo:font-weight="normal" officeooo:rsid="00ea33c1" officeooo:paragraph-rsid="010d070d" style:font-weight-asian="normal" style:font-weight-complex="normal"/>
    </style:style>
    <style:style style:name="P93" style:family="paragraph" style:parent-style-name="Standard">
      <style:text-properties fo:font-size="12pt" fo:font-weight="bold" officeooo:rsid="00286a54" officeooo:paragraph-rsid="00286a54" style:font-weight-asian="bold" style:font-weight-complex="bold"/>
    </style:style>
    <style:style style:name="T1" style:family="text">
      <style:text-properties officeooo:rsid="000fa4e1"/>
    </style:style>
    <style:style style:name="T2" style:family="text">
      <style:text-properties style:font-name="monospace" fo:font-size="10pt"/>
    </style:style>
    <style:style style:name="T3" style:family="text">
      <style:text-properties officeooo:rsid="00143478"/>
    </style:style>
    <style:style style:name="T4" style:family="text">
      <style:text-properties officeooo:rsid="0014e2b3"/>
    </style:style>
    <style:style style:name="T5" style:family="text">
      <style:text-properties officeooo:rsid="00188f86"/>
    </style:style>
    <style:style style:name="T6" style:family="text">
      <style:text-properties officeooo:rsid="001a8350"/>
    </style:style>
    <style:style style:name="T7" style:family="text">
      <style:text-properties officeooo:rsid="00286a54"/>
    </style:style>
    <style:style style:name="T8" style:family="text">
      <style:text-properties officeooo:rsid="004e0c6f"/>
    </style:style>
    <style:style style:name="T9" style:family="text">
      <style:text-properties officeooo:rsid="00501d11"/>
    </style:style>
    <style:style style:name="T10" style:family="text">
      <style:text-properties officeooo:rsid="005f24f5"/>
    </style:style>
    <style:style style:name="T11" style:family="text">
      <style:text-properties officeooo:rsid="006e3e61"/>
    </style:style>
    <style:style style:name="T12" style:family="text">
      <style:text-properties officeooo:rsid="00702541"/>
    </style:style>
    <style:style style:name="T13" style:family="text">
      <style:text-properties officeooo:rsid="007a7056"/>
    </style:style>
    <style:style style:name="T14" style:family="text">
      <style:text-properties officeooo:rsid="007d9b4d"/>
    </style:style>
    <style:style style:name="T15" style:family="text">
      <style:text-properties officeooo:rsid="00810f38"/>
    </style:style>
    <style:style style:name="T16" style:family="text">
      <style:text-properties officeooo:rsid="0089d7d4"/>
    </style:style>
    <style:style style:name="T17" style:family="text">
      <style:text-properties officeooo:rsid="008f4c15"/>
    </style:style>
    <style:style style:name="T18" style:family="text">
      <style:text-properties officeooo:rsid="0097843a"/>
    </style:style>
    <style:style style:name="T19" style:family="text">
      <style:text-properties officeooo:rsid="0098ab5f"/>
    </style:style>
    <style:style style:name="T20" style:family="text">
      <style:text-properties officeooo:rsid="009a1d5c"/>
    </style:style>
    <style:style style:name="T21" style:family="text">
      <style:text-properties officeooo:rsid="009ac44d"/>
    </style:style>
    <style:style style:name="T22" style:family="text">
      <style:text-properties officeooo:rsid="00a4645a"/>
    </style:style>
    <style:style style:name="T23" style:family="text">
      <style:text-properties officeooo:rsid="00a4a9c1"/>
    </style:style>
    <style:style style:name="T24" style:family="text">
      <style:text-properties officeooo:rsid="00a4ade9"/>
    </style:style>
    <style:style style:name="T25" style:family="text">
      <style:text-properties officeooo:rsid="00a8cda5"/>
    </style:style>
    <style:style style:name="T26" style:family="text">
      <style:text-properties officeooo:rsid="00b5a21f"/>
    </style:style>
    <style:style style:name="T27" style:family="text">
      <style:text-properties officeooo:rsid="00b7f8c0"/>
    </style:style>
    <style:style style:name="T28" style:family="text">
      <style:text-properties officeooo:rsid="00bba1e2"/>
    </style:style>
    <style:style style:name="T29" style:family="text">
      <style:text-properties officeooo:rsid="00bda111"/>
    </style:style>
    <style:style style:name="T30" style:family="text">
      <style:text-properties officeooo:rsid="00bdc33e"/>
    </style:style>
    <style:style style:name="T31" style:family="text">
      <style:text-properties officeooo:rsid="00bf6f58"/>
    </style:style>
    <style:style style:name="T32" style:family="text">
      <style:text-properties officeooo:rsid="00c452de"/>
    </style:style>
    <style:style style:name="T33" style:family="text">
      <style:text-properties officeooo:rsid="00c5d16a"/>
    </style:style>
    <style:style style:name="T34" style:family="text">
      <style:text-properties officeooo:rsid="00c685b7"/>
    </style:style>
    <style:style style:name="T35" style:family="text">
      <style:text-properties officeooo:rsid="00c6d720"/>
    </style:style>
    <style:style style:name="T36" style:family="text">
      <style:text-properties officeooo:rsid="00c79b7d"/>
    </style:style>
    <style:style style:name="T37" style:family="text">
      <style:text-properties officeooo:rsid="00c7ef75"/>
    </style:style>
    <style:style style:name="T38" style:family="text">
      <style:text-properties officeooo:rsid="00e88102"/>
    </style:style>
    <style:style style:name="T39" style:family="text">
      <style:text-properties officeooo:rsid="00ea33c1"/>
    </style:style>
    <style:style style:name="T40" style:family="text">
      <style:text-properties officeooo:rsid="00ebde4c"/>
    </style:style>
    <style:style style:name="T41" style:family="text">
      <style:text-properties officeooo:rsid="00ed26b2"/>
    </style:style>
    <style:style style:name="T42" style:family="text">
      <style:text-properties officeooo:rsid="00ed2a31"/>
    </style:style>
    <style:style style:name="T43" style:family="text">
      <style:text-properties officeooo:rsid="00eed61b"/>
    </style:style>
    <style:style style:name="T44" style:family="text">
      <style:text-properties officeooo:rsid="00f00ec8"/>
    </style:style>
    <style:style style:name="T45" style:family="text">
      <style:text-properties officeooo:rsid="00f19817"/>
    </style:style>
    <style:style style:name="T46" style:family="text">
      <style:text-properties officeooo:rsid="00f33ba4"/>
    </style:style>
    <style:style style:name="T47" style:family="text">
      <style:text-properties officeooo:rsid="00f47385"/>
    </style:style>
    <style:style style:name="T48" style:family="text">
      <style:text-properties officeooo:rsid="00f56ed8"/>
    </style:style>
    <style:style style:name="T49" style:family="text">
      <style:text-properties officeooo:rsid="00f6abff"/>
    </style:style>
    <style:style style:name="T50" style:family="text">
      <style:text-properties officeooo:rsid="00f93be8"/>
    </style:style>
    <style:style style:name="T51" style:family="text">
      <style:text-properties officeooo:rsid="00fb6ca7"/>
    </style:style>
    <style:style style:name="T52" style:family="text">
      <style:text-properties officeooo:rsid="00fcc9cb"/>
    </style:style>
    <style:style style:name="T53" style:family="text">
      <style:text-properties officeooo:rsid="00ffd277"/>
    </style:style>
    <style:style style:name="T54" style:family="text">
      <style:text-properties officeooo:rsid="0100b916"/>
    </style:style>
    <style:style style:name="T55" style:family="text">
      <style:text-properties officeooo:rsid="0106aa29"/>
    </style:style>
    <style:style style:name="T56" style:family="text">
      <style:text-properties officeooo:rsid="01091ce1"/>
    </style:style>
    <style:style style:name="T57" style:family="text">
      <style:text-properties officeooo:rsid="010d070d"/>
    </style:style>
    <style:style style:name="T58" style:family="text">
      <style:text-properties officeooo:rsid="0112ee73"/>
    </style:style>
    <style:style style:name="T59" style:family="text">
      <style:text-properties officeooo:rsid="01150ac2"/>
    </style:style>
    <style:style style:name="T60" style:family="text">
      <style:text-properties officeooo:rsid="01168449"/>
    </style:style>
    <style:style style:name="T61" style:family="text">
      <style:text-properties officeooo:rsid="01216de5"/>
    </style:style>
    <style:style style:name="T62" style:family="text">
      <style:text-properties officeooo:rsid="0122bece"/>
    </style:style>
    <style:style style:name="T63" style:family="text">
      <style:text-properties officeooo:rsid="012b9b71"/>
    </style:style>
    <style:style style:name="T64" style:family="text">
      <style:text-properties officeooo:rsid="012f200e"/>
    </style:style>
    <style:style style:name="T65" style:family="text">
      <style:text-properties officeooo:rsid="007c1967"/>
    </style:style>
    <style:style style:name="T66" style:family="text">
      <style:text-properties officeooo:rsid="0135b0e8"/>
    </style:style>
    <style:style style:name="T67" style:family="text">
      <style:text-properties officeooo:rsid="01360a07"/>
    </style:style>
    <style:style style:name="T68" style:family="text">
      <style:text-properties officeooo:rsid="01366b0b"/>
    </style:style>
    <style:style style:name="T69" style:family="text">
      <style:text-properties officeooo:rsid="0138f60e"/>
    </style:style>
    <style:style style:name="T70" style:family="text">
      <style:text-properties officeooo:rsid="013910b2"/>
    </style:style>
    <style:style style:name="T71" style:family="text">
      <style:text-properties officeooo:rsid="013d00ce"/>
    </style:style>
    <style:style style:name="T72" style:family="text">
      <style:text-properties officeooo:rsid="01428343"/>
    </style:style>
    <style:style style:name="T73" style:family="text">
      <style:text-properties officeooo:rsid="014ba2e2"/>
    </style:style>
    <style:style style:name="T74" style:family="text">
      <style:text-properties officeooo:rsid="014de9f2"/>
    </style:style>
    <style:style style:name="T75" style:family="text">
      <style:text-properties officeooo:rsid="01501edd"/>
    </style:style>
    <style:style style:name="T76" style:family="text">
      <style:text-properties officeooo:rsid="0156e2b1"/>
    </style:style>
    <style:style style:name="T77" style:family="text">
      <style:text-properties officeooo:rsid="015860c9"/>
    </style:style>
    <style:style style:name="T78" style:family="text">
      <style:text-properties officeooo:rsid="01612ce5"/>
    </style:style>
    <style:style style:name="T79" style:family="text">
      <style:text-properties officeooo:rsid="0162b974"/>
    </style:style>
    <style:style style:name="T80" style:family="text">
      <style:text-properties officeooo:rsid="0174fcaa"/>
    </style:style>
    <style:style style:name="T81" style:family="text">
      <style:text-properties officeooo:rsid="01772620"/>
    </style:style>
    <style:style style:name="T82" style:family="text">
      <style:text-properties officeooo:rsid="017792e0"/>
    </style:style>
    <style:style style:name="T83" style:family="text">
      <style:text-properties officeooo:rsid="017c09a8"/>
    </style:style>
    <style:style style:name="T84" style:family="text">
      <style:text-properties officeooo:rsid="01813bd8"/>
    </style:style>
    <style:style style:name="T85" style:family="text">
      <style:text-properties officeooo:rsid="018a6140"/>
    </style:style>
    <style:style style:name="T86" style:family="text">
      <style:text-properties officeooo:rsid="018af887"/>
    </style:style>
    <style:style style:name="T87" style:family="text">
      <style:text-properties officeooo:rsid="018eb0f4"/>
    </style:style>
    <style:style style:name="T88" style:family="text">
      <style:text-properties officeooo:rsid="018eca45"/>
    </style:style>
    <style:style style:name="T89" style:family="text">
      <style:text-properties officeooo:rsid="019c9259"/>
    </style:style>
    <style:style style:name="T90" style:family="text">
      <style:text-properties officeooo:rsid="019d4380"/>
    </style:style>
    <style:style style:name="T91" style:family="text">
      <style:text-properties officeooo:rsid="01a1811e"/>
    </style:style>
    <style:style style:name="T92" style:family="text">
      <style:text-properties officeooo:rsid="01a235d6"/>
    </style:style>
    <style:style style:name="T93" style:family="text">
      <style:text-properties officeooo:rsid="01a27129"/>
    </style:style>
    <style:style style:name="T94" style:family="text">
      <style:text-properties officeooo:rsid="01a4420c"/>
    </style:style>
    <style:style style:name="T95" style:family="text">
      <style:text-properties officeooo:rsid="01aa6fb4"/>
    </style:style>
    <style:style style:name="T96" style:family="text">
      <style:text-properties officeooo:rsid="01ab886f"/>
    </style:style>
    <style:style style:name="T97" style:family="text">
      <style:text-properties officeooo:rsid="01ada164"/>
    </style:style>
    <style:style style:name="T98" style:family="text">
      <style:text-properties officeooo:rsid="01b056a8"/>
    </style:style>
    <style:style style:name="T99" style:family="text">
      <style:text-properties officeooo:rsid="01b1c633"/>
    </style:style>
    <style:style style:name="T100" style:family="text">
      <style:text-properties officeooo:rsid="01b4b33c"/>
    </style:style>
    <style:style style:name="T101" style:family="text">
      <style:text-properties officeooo:rsid="01b62ce9"/>
    </style:style>
    <style:style style:name="T102" style:family="text">
      <style:text-properties officeooo:rsid="01ba2026"/>
    </style:style>
    <style:style style:name="T103" style:family="text">
      <style:text-properties officeooo:rsid="01c0e1d4"/>
    </style:style>
    <style:style style:name="T104" style:family="text">
      <style:text-properties officeooo:rsid="01c371c5"/>
    </style:style>
    <style:style style:name="T105" style:family="text">
      <style:text-properties officeooo:rsid="01c88806"/>
    </style:style>
    <style:style style:name="T106" style:family="text">
      <style:text-properties officeooo:rsid="01c9510a"/>
    </style:style>
    <style:style style:name="T107" style:family="text">
      <style:text-properties officeooo:rsid="01cbe0a6"/>
    </style:style>
    <style:style style:name="T108" style:family="text">
      <style:text-properties officeooo:rsid="01ce4373"/>
    </style:style>
    <style:style style:name="T109" style:family="text">
      <style:text-properties officeooo:rsid="01d093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KOM Projekt wstępny</text:p>
      <text:p text:style-name="P14"/>
      <text:p text:style-name="P1">Daniel Kobiałka, 310744</text:p>
      <text:p text:style-name="P1"/>
      <text:p text:style-name="P4">Temat:</text:p>
      <text:p text:style-name="P3">Implementacja języka programowania obsługującego mechanizm Pattern Matching, zawierającego typowanie dynamiczne silne, zmienne domyślnie niemutowalne oraz przekazywanie przez kopię.</text:p>
      <text:p text:style-name="P13">Zmienne są widoczne tylko w bloku, w którym zostały zadeklarowane.</text:p>
      <text:p text:style-name="P2"/>
      <text:p text:style-name="P11">Projekt zakłada napisanie w C++ interpretera zdefiniowanego przeze mnie języka programowania spełniającego powyższe kryteria.</text:p>
      <text:p text:style-name="P11"/>
      <text:p text:style-name="P5">Przykłady konstrukcji językowych:</text:p>
      <text:p text:style-name="P12"/>
      <text:p text:style-name="P16">$ komentarz w kodzie do końca linii</text:p>
      <text:p text:style-name="P16"><text:bookmark-start text:name="__DdeLink__794_2549446385"/>zmienna = 1;<text:bookmark-end text:name="__DdeLink__794_2549446385"/><text:tab/><text:tab/>$ deklaracja niemutowa<text:span text:style-name="T1">l</text:span>nej zmiennej typu int</text:p>
      <text:p text:style-name="P17">mut a = 3;<text:tab/><text:tab/><text:tab/>$ deklaracja mutowalnej zmiennej typu int o nazwie ‘a’</text:p>
      <text:p text:style-name="P18">a = ‘tekst’;<text:tab/><text:tab/>$ zmiana typu zmiennej a na String oraz zmiana jej wartości</text:p>
      <text:p text:style-name="P18"/>
      <text:p text:style-name="P26">a = 3 / 5<text:tab/><text:tab/><text:tab/>$ dzielenie</text:p>
      <text:p text:style-name="P26">a = 3 // 5<text:tab/><text:tab/><text:tab/>$ dzielenie całkowitoliczbowe</text:p>
      <text:p text:style-name="P26">a = 3 % 5<text:tab/><text:tab/><text:tab/>$ reszta z dzielenia</text:p>
      <text:p text:style-name="P26">a = (3 + 5) * 8<text:tab/><text:tab/>$ złożone działanie arytmetyczne z użyciem nawiasów</text:p>
      <text:p text:style-name="P72">a = Int (”2”)<text:tab/><text:tab/>$ rzutowanie zmiennej na inny typ</text:p>
      <text:p text:style-name="P18"/>
      <text:p text:style-name="P19">if zmienna == 1 {</text:p>
      <text:p text:style-name="P19"><text:tab/>$ ciało instrukcji warunkowej ‘if’</text:p>
      <text:p text:style-name="P19"><text:tab/>a = 4;<text:tab/><text:tab/>$ kod wykonywany w przypadku spełnienia warunku</text:p>
      <text:p text:style-name="P19">}</text:p>
      <text:p text:style-name="P19"/>
      <text:p text:style-name="P20">loop a &lt; 5 {</text:p>
      <text:p text:style-name="P20"><text:tab/>$ ciało pętli ‘loop’</text:p>
      <text:p text:style-name="P20"><text:tab/>a = a + 1;<text:tab/><text:tab/>$ zmiana wartości zmiennej i operacja dodawania</text:p>
      <text:p text:style-name="P20">}</text:p>
      <text:p text:style-name="P20"/>
      <text:p text:style-name="P21">func templateFunction(a, b) {</text:p>
      <text:p text:style-name="P21"><text:tab/>$ ciało funkcji o nazwie ‘templateFunction’ przyjmującej parametry</text:p>
      <text:p text:style-name="P21"><text:tab/>$ a i b (są kopiowane)</text:p>
      <text:p text:style-name="P21"><text:tab/>return a;<text:tab/>$ wartość zmiennej ‘a’ jest zwracana jako wynik funkcji</text:p>
      <text:p text:style-name="P21">}</text:p>
      <text:p text:style-name="P21"/>
      <text:p text:style-name="P21">func templateFunction2(<text:span text:style-name="T4">ref </text:span>a, b) {</text:p>
      <text:p text:style-name="P21"><text:tab/>$ ciało funkcji o nazwie ‘templateFunction<text:span text:style-name="T4">2</text:span>’ przyjmującej parametry</text:p>
      <text:p text:style-name="P21"><text:tab/>$ a <text:span text:style-name="T3">(przez referencję) </text:span>i b (<text:span text:style-name="T3">przez kopię)</text:span></text:p>
      <text:p text:style-name="P21"><text:tab/>$ funkcja nic nie zwraca</text:p>
      <text:p text:style-name="P73"><text:soft-page-break/>}</text:p>
      <text:p text:style-name="P73"/>
      <text:p text:style-name="P76">$ przykład rekurencyjnego wywołania funkcji</text:p>
      <text:p text:style-name="P74">func fibonacci(num) {</text:p>
      <text:p text:style-name="P74"><text:tab/>if num &lt;= 0 {</text:p>
      <text:p text:style-name="P74"><text:tab/><text:tab/>return "Wprowadź poprawną wartość num &gt; 0";</text:p>
      <text:p text:style-name="P80"><text:tab/>}</text:p>
      <text:p text:style-name="P74"><text:tab/>if num == 1 {</text:p>
      <text:p text:style-name="P74"><text:tab/><text:tab/>return 0;</text:p>
      <text:p text:style-name="P74"><text:tab/>}</text:p>
      <text:p text:style-name="P74"><text:tab/>if num == 2 {</text:p>
      <text:p text:style-name="P74"><text:tab/><text:tab/>return 1;</text:p>
      <text:p text:style-name="P74"><text:tab/>}</text:p>
      <text:p text:style-name="P74"><text:tab/><text:span text:style-name="T77">return fibonacci(num – 1) + fibonacci(num – 2);</text:span><text:tab/></text:p>
      <text:p text:style-name="P75">}</text:p>
      <text:p text:style-name="P75"/>
      <text:p text:style-name="P22">$ wywołanie funkcji i użycie wartości przez nią zwróconej w instrukcji warunkowej</text:p>
      <text:p text:style-name="P22">if templateFunction(a, b) &gt; 6 {</text:p>
      <text:p text:style-name="P22"><text:tab/>standardOutput(”wartość większa niż 6”);<text:tab/><text:span text:style-name="T5">$ wypisanie na konsole</text:span></text:p>
      <text:p text:style-name="P22">} else {</text:p>
      <text:p text:style-name="P22"><text:tab/>standardOutput(”wartość mniejsza lub równa 6”);</text:p>
      <text:p text:style-name="P22">}</text:p>
      <text:p text:style-name="P22"/>
      <text:p text:style-name="P23">mut para = 9, 1;<text:tab/><text:tab/>$ wbudowany typ danych do przechowywania pary wartości</text:p>
      <text:p text:style-name="P69">a = para.first;<text:tab/><text:tab/>$ odwołanie się do pierwszego elementu pary</text:p>
      <text:p text:style-name="P69">b = para.second; <text:tab/><text:tab/>$ odwołanie się do drugiego elementu pary</text:p>
      <text:p text:style-name="P69"/>
      <text:p text:style-name="P71">func even(a) {</text:p>
      <text:p text:style-name="P71"><text:tab/>return a % 2 == 0;</text:p>
      <text:p text:style-name="P71">}</text:p>
      <text:p text:style-name="P22"/>
      <text:p text:style-name="P23">$ pattern matching</text:p>
      <text:p text:style-name="P23">pattern zmienna {</text:p>
      <text:p text:style-name="P23"><text:tab/>match <text:span text:style-name="T5">x, y {</text:span></text:p>
      <text:p text:style-name="P23"><text:tab/><text:tab/><text:span text:style-name="T6">$ kod wykonywany jeśli ‘zmienna’ jest parą</text:span></text:p>
      <text:p text:style-name="P23"><text:tab/><text:tab/><text:span text:style-name="T5">stan</text:span><text:span text:style-name="T6">dardOutput(”pierwsza liczba z pary:”+x); <text:tab/>$ konkatenacja stringów</text:span></text:p>
      <text:p text:style-name="P23"><text:tab/><text:span text:style-name="T6">}</text:span></text:p>
      <text:p text:style-name="P24"><text:tab/><text:span text:style-name="T6">match String </text:span><text:span text:style-name="T81">(s)</text:span><text:span text:style-name="T6"> {</text:span></text:p>
      <text:p text:style-name="P23"><text:tab/><text:tab/><text:span text:style-name="T6">$ kod wykonywany jeśli ‘zmienna’ jest ciągiem znaków</text:span></text:p>
      <text:p text:style-name="P23"><text:tab/><text:tab/><text:span text:style-name="T6">standardOutput(”ciąg znaków”);</text:span></text:p>
      <text:p text:style-name="P23"><text:tab/><text:span text:style-name="T6">}</text:span></text:p>
      <text:p text:style-name="P23"><text:tab/><text:span text:style-name="T71">match Float </text:span><text:span text:style-name="T82">(f)</text:span><text:span text:style-name="T71"> {</text:span></text:p>
      <text:p text:style-name="P23"><text:tab/><text:tab/><text:span text:style-name="T71">$ kod wykonywany jeśli ‘zmienna’ jest typu float</text:span></text:p>
      <text:p text:style-name="P23"><text:tab/><text:span text:style-name="T71">}</text:span></text:p>
      <text:p text:style-name="P70"><text:tab/>match <text:span text:style-name="T109">(</text:span>5 * 7 + 3<text:span text:style-name="T109">)</text:span> <text:span text:style-name="T82">(x)</text:span> {</text:p>
      <text:p text:style-name="P70"><text:tab/><text:tab/>$ kod wykonywany jeśli ‘zmienna’ jest równa 38<text:tab/></text:p>
      <text:p text:style-name="P70"><text:tab/>}</text:p>
      <text:p text:style-name="P70"><text:tab/><text:span text:style-name="T73">match </text:span><text:span text:style-name="T109">(</text:span><text:span text:style-name="T73">even</text:span><text:span text:style-name="T109">)</text:span><text:span text:style-name="T73"> </text:span><text:span text:style-name="T83">(x) </text:span><text:span text:style-name="T73">{</text:span></text:p>
      <text:p text:style-name="P70"><text:tab/><text:tab/><text:span text:style-name="T74">$ kod wykonywany jeśli funkcja (w tym przypadku ‘even’) zwróci wartość</text:span></text:p>
      <text:p text:style-name="P70"><text:soft-page-break/><text:tab/><text:tab/><text:span text:style-name="T74">$ prawdziwą, dla argumentu ‘zmienna’</text:span></text:p>
      <text:p text:style-name="P71"><text:tab/>}</text:p>
      <text:p text:style-name="P23"><text:tab/><text:span text:style-name="T6">none {</text:span></text:p>
      <text:p text:style-name="P23"><text:tab/><text:tab/><text:span text:style-name="T6">$ kod wykonywany jeśli żaden z poprzednich wzorców nie pasuje</text:span></text:p>
      <text:p text:style-name="P23"><text:tab/><text:span text:style-name="T6">}</text:span></text:p>
      <text:p text:style-name="P77">}</text:p>
      <text:p text:style-name="P77"/>
      <text:p text:style-name="P78">if zmienna is Float {</text:p>
      <text:p text:style-name="P78"><text:tab/>$ zmienna jest typu Float</text:p>
      <text:p text:style-name="P78">}</text:p>
      <text:p text:style-name="P78"/>
      <text:p text:style-name="P79">if zmienna is x, 5 {</text:p>
      <text:p text:style-name="P79"><text:tab/>$ zmienna jest typu Pair, a jej druga wartość wynosi 5</text:p>
      <text:p text:style-name="P79">}</text:p>
      <text:p text:style-name="P25"/>
      <text:p text:style-name="P25">standardOutput(”jakiś tekst”);<text:tab/>$ wypisanie tekstu na standardowe wyjście</text:p>
      <text:p text:style-name="P25"><text:tab/><text:tab/><text:tab/><text:tab/><text:tab/><text:tab/>$ funkcja wbudowana; domyślnie dopisuje znak</text:p>
      <text:p text:style-name="P25"><text:tab/><text:tab/><text:tab/><text:tab/><text:tab/><text:tab/>$ nowej linii na końcu tekstu</text:p>
      <text:p text:style-name="P25"/>
      <text:p text:style-name="P6"><text:span text:style-name="T7">Gramatyka</text:span>:</text:p>
      <text:p text:style-name="P6"/>
      <text:p text:style-name="P93"><text:span text:style-name="T16">Poziom leksyki</text:span>:</text:p>
      <text:p text:style-name="P15"/>
      <text:p text:style-name="P30">operator<text:tab/><text:tab/>= ==|!=|&lt;|&gt;|&lt;=|&gt;=</text:p>
      <text:p text:style-name="P30">digit <text:tab/><text:tab/>= [1-9]|[0]</text:p>
      <text:p text:style-name="P30">nonZeroDigit <text:tab/>= [1-9]</text:p>
      <text:p text:style-name="P30">float <text:tab/><text:tab/>= [0-9]+\.[0-9]+</text:p>
      <text:p text:style-name="P30">int <text:tab/><text:tab/><text:tab/>= [1-9][0-9]*|0</text:p>
      <text:p text:style-name="P30">string<text:tab/><text:tab/>= ”([^”\\]|\\.)*”</text:p>
      <text:p text:style-name="P30">letter <text:tab/><text:tab/>= [A-Za-z]</text:p>
      <text:p text:style-name="P31">any_character<text:tab/>= .</text:p>
      <text:p text:style-name="P82"/>
      <text:p text:style-name="P82"/>
      <text:p text:style-name="P81"/>
      <text:p text:style-name="P81"/>
      <text:p text:style-name="P81"/>
      <text:p text:style-name="P93"><text:span text:style-name="T16">Poziom składni</text:span>:</text:p>
      <text:p text:style-name="P81"/>
      <text:p text:style-name="P27"><text:bookmark-start text:name="__DdeLink__817_3977831664"/>program <text:tab/><text:tab/><text:tab/>= {instruction}<text:bookmark-end text:name="__DdeLink__817_3977831664"/></text:p>
      <text:p text:style-name="P28"><text:bookmark-start text:name="__DdeLink__821_3977831664"/>block<text:tab/><text:tab/><text:tab/><text:tab/>= ”<text:span text:style-name="T8">{</text:span>”, {instruction}, ”<text:span text:style-name="T8">}</text:span>”<text:bookmark-end text:name="__DdeLink__821_3977831664"/></text:p>
      <text:p text:style-name="P29"><text:bookmark-start text:name="__DdeLink__819_3977831664"/>instruction<text:tab/><text:tab/><text:tab/>= <text:span text:style-name="T9">block | single_instruction </text:span><text:span text:style-name="T12">| statement</text:span><text:bookmark-end text:name="__DdeLink__819_3977831664"/></text:p>
      <text:p text:style-name="P58"><text:bookmark-start text:name="__DdeLink__844_3977831664"/><text:bookmark-start text:name="__DdeLink__862_3977831664"/><text:bookmark-start text:name="__DdeLink__823_3977831664"/>single_instruction<text:tab/>= <text:span text:style-name="T36">(</text:span><text:span text:style-name="T91">function_</text:span><text:span text:style-name="T11">declaration | </text:span><text:span text:style-name="T94">variable_declaration</text:span><text:span text:style-name="T52"> </text:span></text:p>
      <text:p text:style-name="P58"><text:span text:style-name="T92"><text:tab/><text:tab/><text:tab/><text:tab/> <text:s/>| </text:span><text:span text:style-name="T94">assign</text:span><text:span text:style-name="T91">_</text:span><text:span text:style-name="T93">or</text:span><text:span text:style-name="T89">_</text:span><text:span text:style-name="T13">function_call</text:span><text:span text:style-name="T36">)</text:span><text:bookmark-end text:name="__DdeLink__823_3977831664"/><text:bookmark-end text:name="__DdeLink__844_3977831664"/><text:bookmark-end text:name="__DdeLink__862_3977831664"/></text:p>
      <text:p text:style-name="P64"><text:bookmark-start text:name="__DdeLink__866_3977831664"/><text:bookmark-start text:name="__DdeLink__849_3977831664"/><text:bookmark-start text:name="__DdeLink__846_3977831664"/>assign_or_function_call<text:tab/>= <text:span text:style-name="T90">identifier, (</text:span>assign | function_call<text:bookmark-end text:name="__DdeLink__846_3977831664"/><text:span text:style-name="T90">)</text:span><text:bookmark-end text:name="__DdeLink__866_3977831664"/><text:bookmark-end text:name="__DdeLink__849_3977831664"/><text:span text:style-name="T10">, ”;”</text:span></text:p>
      <text:p text:style-name="P45"><text:bookmark-start text:name="__DdeLink__841_3977831664"/>function_call<text:tab/><text:tab/><text:span text:style-name="T53">= </text:span><text:span text:style-name="T54">"(", [expression, {",", expression}], ”)”</text:span><text:bookmark-end text:name="__DdeLink__841_3977831664"/></text:p>
      <text:p text:style-name="P46"><text:bookmark-start text:name="__DdeLink__825_3977831664"/>statement<text:tab/><text:tab/><text:tab/>= if_statement | loop_statement | pattern_statement </text:p>
      <text:p text:style-name="P59"><text:tab/><text:tab/><text:tab/><text:tab/> <text:s/>| return_statement<text:bookmark-end text:name="__DdeLink__825_3977831664"/><text:bookmark text:name="__DdeLink__827_3977831664"/></text:p>
      <text:p text:style-name="P51"><text:bookmark-start text:name="__DdeLink__829_3977831664"/>variable_declaration<text:tab/>=<text:span text:style-name="T65"> </text:span><text:span text:style-name="T14">["mut”], </text:span><text:span text:style-name="T15">identifier</text:span><text:span text:style-name="T14">, </text:span><text:span text:style-name="T19">["=”, </text:span><text:bookmark-start text:name="__DdeLink__928_2345787360"/><text:span text:style-name="T103">(</text:span><text:span text:style-name="T62">expression </text:span><text:span text:style-name="T103">| pair)</text:span><text:bookmark-end text:name="__DdeLink__928_2345787360"/><text:span text:style-name="T20">]</text:span><text:bookmark-end text:name="__DdeLink__829_3977831664"/><text:span text:style-name="T10">, ”;”</text:span></text:p>
      <text:p text:style-name="P50"><text:bookmark-start text:name="__DdeLink__833_3977831664"/>function_declaration<text:tab/>= ”<text:span text:style-name="T66">func</text:span>”, <text:span text:style-name="T67">identifier, arguments_list, </text:span><text:span text:style-name="T86">block</text:span><text:bookmark-end text:name="__DdeLink__833_3977831664"/></text:p>
      <text:p text:style-name="P52"><text:bookmark-start text:name="__DdeLink__835_3977831664"/><text:soft-page-break/>arguments_list<text:tab/><text:tab/>= ”<text:span text:style-name="T54">(", [</text:span><text:span text:style-name="T68">argument</text:span><text:span text:style-name="T54">, {",", </text:span><text:span text:style-name="T68">argument</text:span><text:span text:style-name="T54">}], ”)”</text:span><text:bookmark-end text:name="__DdeLink__835_3977831664"/></text:p>
      <text:p text:style-name="P53"><text:bookmark-start text:name="__DdeLink__837_3977831664"/>argument<text:tab/><text:tab/><text:tab/>= [”ref”], identifier<text:bookmark-end text:name="__DdeLink__837_3977831664"/></text:p>
      <text:p text:style-name="P65"><text:bookmark-start text:name="__DdeLink__839_3977831664"/>assign<text:tab/><text:tab/><text:tab/>= "=”, <text:bookmark-end text:name="__DdeLink__839_3977831664"/><text:span text:style-name="T103">(</text:span><text:span text:style-name="T62">expression </text:span><text:span text:style-name="T103">| pair)</text:span></text:p>
      <text:p text:style-name="P66"><text:bookmark-start text:name="__DdeLink__932_2345787360"/>pair<text:tab/><text:tab/><text:tab/><text:tab/>= expression, expression<text:bookmark-end text:name="__DdeLink__932_2345787360"/></text:p>
      <text:p text:style-name="P32"><text:bookmark-start text:name="__DdeLink__912_2345787360"/><text:span text:style-name="T21">constant</text:span><text:tab/><text:tab/><text:tab/>= <text:span text:style-name="T29">number</text:span> | string</text:p>
      <text:p text:style-name="P38">number<text:tab/><text:tab/><text:tab/>= int | float<text:bookmark-end text:name="__DdeLink__912_2345787360"/></text:p>
      <text:p text:style-name="P57"><text:bookmark-start text:name="__DdeLink__914_2345787360"/>identifier<text:tab/><text:tab/><text:tab/>= <text:span text:style-name="T84">(</text:span><text:span text:style-name="T17">letter </text:span><text:span text:style-name="T84">| ”_”)</text:span><text:span text:style-name="T17">, {letter | digit </text:span><text:span text:style-name="T84">| ”_”</text:span><text:span text:style-name="T17">}</text:span><text:bookmark-end text:name="__DdeLink__914_2345787360"/></text:p>
      <text:p text:style-name="P33"><text:bookmark-start text:name="__DdeLink__868_3977831664"/>if_statement<text:tab/><text:tab/>= "<text:span text:style-name="T22">if”, </text:span><text:span text:style-name="T24">expression</text:span><text:span text:style-name="T23">, block, [else_statement]</text:span><text:bookmark-end text:name="__DdeLink__868_3977831664"/></text:p>
      <text:p text:style-name="P34"><text:bookmark-start text:name="__DdeLink__870_3977831664"/>else_statement<text:tab/><text:tab/>= "else”, block<text:bookmark-end text:name="__DdeLink__870_3977831664"/></text:p>
      <text:p text:style-name="P35"><text:bookmark-start text:name="__DdeLink__872_3977831664"/>loop_statement<text:tab/><text:tab/>= "<text:span text:style-name="T26">loop”, expression, block</text:span><text:bookmark-end text:name="__DdeLink__872_3977831664"/></text:p>
      <text:p text:style-name="P47"><text:bookmark-start text:name="__DdeLink__887_2345787360"/>return_statement<text:tab/><text:tab/>= ”return”, <text:span text:style-name="T61">[expression], </text:span>”;”<text:bookmark-end text:name="__DdeLink__887_2345787360"/></text:p>
      <text:p text:style-name="P48"><text:bookmark-start text:name="__DdeLink__889_2345787360"/>expression <text:tab/><text:tab/><text:tab/>= <text:span text:style-name="T47">and</text:span><text:span text:style-name="T48">_</text:span><text:span text:style-name="T47">expression, {"||”, and_expression}</text:span><text:bookmark-end text:name="__DdeLink__889_2345787360"/></text:p>
      <text:p text:style-name="P49"><text:bookmark-start text:name="__DdeLink__978_1126693109"/><text:span text:style-name="T106">typename</text:span><text:bookmark-start text:name="__DdeLink__919_2345787360"/><text:tab/><text:tab/><text:tab/>= ”String” | ”Float” | ”Int”<text:bookmark-end text:name="__DdeLink__978_1126693109"/><text:bookmark-end text:name="__DdeLink__919_2345787360"/></text:p>
      <text:p text:style-name="P44"><text:bookmark-start text:name="__DdeLink__891_2345787360"/>and_expression<text:tab/><text:tab/>= relative_expression, {"&amp;&amp;”, relative_expression}<text:bookmark-end text:name="__DdeLink__891_2345787360"/></text:p>
      <text:p text:style-name="P35"><text:bookmark-start text:name="__DdeLink__893_2345787360"/><text:span text:style-name="T46">relative</text:span><text:span text:style-name="T25">_</text:span>expression<text:tab/><text:span text:style-name="T25">= </text:span><text:span text:style-name="T99">(</text:span><text:span text:style-name="T51">numeric_</text:span><text:span text:style-name="T27">expression, </text:span><text:span text:style-name="T46">{</text:span><text:span text:style-name="T27">operator, </text:span><text:span text:style-name="T51">numeric_</text:span><text:span text:style-name="T27">expression</text:span><text:span text:style-name="T46">}</text:span><text:span text:style-name="T99">)</text:span></text:p>
      <text:p text:style-name="P35"><text:tab/><text:tab/><text:tab/><text:tab/> <text:s/><text:span text:style-name="T80">| is_expression</text:span><text:bookmark-end text:name="__DdeLink__893_2345787360"/></text:p>
      <text:p text:style-name="P36"><text:bookmark-start text:name="__DdeLink__899_2345787360"/><text:span text:style-name="T50">numeric_</text:span>expression<text:tab/>= <text:span text:style-name="T28">term, {</text:span><text:span text:style-name="T37">(</text:span><text:span text:style-name="T28">"+” </text:span><text:span text:style-name="T37">| "-”)</text:span><text:span text:style-name="T28">, term }</text:span><text:bookmark-end text:name="__DdeLink__899_2345787360"/></text:p>
      <text:p text:style-name="P37"><text:bookmark-start text:name="__DdeLink__901_2345787360"/>term<text:tab/><text:tab/><text:tab/><text:tab/>= factor, {<text:span text:style-name="T37">(</text:span>"<text:span text:style-name="T29">*” </text:span><text:span text:style-name="T37">| "/” | "//” | "%”)</text:span><text:span text:style-name="T29">, factor};</text:span><text:bookmark-end text:name="__DdeLink__901_2345787360"/></text:p>
      <text:p text:style-name="P39"><text:bookmark-start text:name="__DdeLink__975_1126693109"/><text:bookmark-start text:name="__DdeLink__903_2345787360"/>factor<text:tab/><text:tab/><text:tab/>= <text:span text:style-name="T49">["!" </text:span><text:span text:style-name="T85">|"-"</text:span><text:span text:style-name="T49">], </text:span><text:span text:style-name="T59">constant </text:span><text:span text:style-name="T108">| typename</text:span><text:span text:style-name="T30"> | i</text:span><text:span text:style-name="T100">d</text:span><text:span text:style-name="T30">_</text:span><text:span text:style-name="T100">or_function_call</text:span><text:span text:style-name="T55"> </text:span></text:p>
      <text:p text:style-name="P39"><text:span text:style-name="T79"><text:tab/><text:tab/><text:tab/><text:tab/> <text:s/>| field</text:span><text:span text:style-name="T55"> | </text:span><text:span text:style-name="T102">cast_or_nested</text:span><text:bookmark-end text:name="__DdeLink__975_1126693109"/></text:p>
      <text:p text:style-name="P63"><text:bookmark-start text:name="__DdeLink__917_2345787360"/>cast_or_nested<text:tab/><text:tab/>= [<text:span text:style-name="T106">t</text:span><text:span text:style-name="T107">ypename</text:span>]<text:span text:style-name="T76">, </text:span><text:span text:style-name="T31">"(", expression, ")”</text:span><text:bookmark-end text:name="__DdeLink__917_2345787360"/></text:p>
      <text:p text:style-name="P61"><text:bookmark-start text:name="__DdeLink__905_2345787360"/>id_or_function_cal<text:span text:style-name="T101">l</text:span><text:tab/>= identifier, [function_call]<text:bookmark-end text:name="__DdeLink__905_2345787360"/><text:span text:style-name="T55"><text:tab/><text:tab/><text:tab/><text:tab/> <text:s/></text:span><text:bookmark-end text:name="__DdeLink__903_2345787360"/></text:p>
      <text:p text:style-name="P62">field<text:tab/><text:tab/><text:tab/><text:tab/>= <text:span text:style-name="T100">id_or_function_cal</text:span><text:span text:style-name="T101">l</text:span><text:span text:style-name="T78">, ”.”, ”first” | ”second”</text:span></text:p>
      <text:p text:style-name="P54"><text:bookmark-start text:name="__DdeLink__880_3977831664"/>match_<text:span text:style-name="T60">statement</text:span><text:tab/><text:tab/>= "<text:span text:style-name="T96">match", (</text:span><text:span text:style-name="T34">match_</text:span><text:span text:style-name="T72">expression</text:span><text:span text:style-name="T34"> | match_pair | match_string </text:span></text:p>
      <text:p text:style-name="P55"><text:span text:style-name="T35"><text:tab/><text:tab/><text:tab/><text:tab/> <text:s/>| </text:span><text:span text:style-name="T75">match_float | match_int | </text:span><text:bookmark-end text:name="__DdeLink__880_3977831664"/><text:span text:style-name="T97">match_none</text:span><text:span text:style-name="T96">)</text:span></text:p>
      <text:p text:style-name="P41"><text:bookmark-start text:name="__DdeLink__885_2345787360"/>match_<text:span text:style-name="T69">expression</text:span><text:tab/><text:tab/>= <text:span text:style-name="T63">expression, </text:span><text:span text:style-name="T33">”</text:span><text:span text:style-name="T81">(</text:span><text:span text:style-name="T33">”, </text:span><text:span text:style-name="T88">identifier</text:span><text:span text:style-name="T81">, ”)”, </text:span><text:span text:style-name="T95">block</text:span></text:p>
      <text:p text:style-name="P40">match_pair<text:tab/><text:tab/><text:tab/>= <text:span text:style-name="T104">pair</text:span><text:span text:style-name="T18">, </text:span><text:span text:style-name="T95">block</text:span><text:bookmark-end text:name="__DdeLink__885_2345787360"/></text:p>
      <text:p text:style-name="P40"><text:bookmark-start text:name="__DdeLink__884_3977831664"/>match_string<text:tab/><text:tab/>= <text:span text:style-name="T33">"String”, ”</text:span><text:span text:style-name="T81">(</text:span><text:span text:style-name="T33">”, </text:span><text:span text:style-name="T87">identifier</text:span><text:span text:style-name="T81">, ”)”, </text:span><text:span text:style-name="T95">block</text:span></text:p>
      <text:p text:style-name="P42">match_<text:span text:style-name="T70">float<text:tab/></text:span><text:tab/><text:tab/>= <text:span text:style-name="T33">"</text:span><text:span text:style-name="T70">Float</text:span><text:span text:style-name="T33">”, ”</text:span><text:span text:style-name="T81">(</text:span><text:span text:style-name="T33">”, </text:span><text:span text:style-name="T87">identifier</text:span><text:span text:style-name="T81">, ”)”, </text:span><text:span text:style-name="T95">block</text:span></text:p>
      <text:p text:style-name="P42">match_<text:span text:style-name="T70">int<text:tab/></text:span><text:tab/><text:tab/>= <text:span text:style-name="T33">"</text:span><text:span text:style-name="T70">Int</text:span><text:span text:style-name="T33">”, ”</text:span><text:span text:style-name="T81">(</text:span><text:span text:style-name="T33">”, </text:span><text:span text:style-name="T87">identifier</text:span><text:span text:style-name="T81">, ”)”, </text:span><text:span text:style-name="T95">block</text:span><text:bookmark-end text:name="__DdeLink__884_3977831664"/></text:p>
      <text:p text:style-name="P60"><text:bookmark-start text:name="__DdeLink__883_2345787360"/>match_none<text:tab/><text:tab/><text:tab/>= "none", block<text:bookmark-end text:name="__DdeLink__883_2345787360"/></text:p>
      <text:p text:style-name="P67"><text:bookmark-start text:name="__DdeLink__874_3977831664"/>pattern_<text:span text:style-name="T60">statement<text:tab/></text:span><text:tab/>= <text:span text:style-name="T32">pattern”, </text:span><text:span text:style-name="T64">expression</text:span><text:span text:style-name="T32">, "{", {match_</text:span><text:span text:style-name="T60">statement</text:span><text:span text:style-name="T32">}, ”}”</text:span><text:bookmark-end text:name="__DdeLink__874_3977831664"/></text:p>
      <text:p text:style-name="P68"><text:bookmark-start text:name="__DdeLink__980_1126693109"/>numeric_pair<text:tab/><text:tab/>= numeric_expression, ",", numeric_expression<text:bookmark-end text:name="__DdeLink__980_1126693109"/></text:p>
      <text:p text:style-name="P56">is_expression<text:tab/><text:tab/><text:bookmark-start text:name="__DdeLink__895_2345787360"/>= <text:span text:style-name="T98">numeric_</text:span>expression, <text:span text:style-name="T98">{</text:span>”is”, <text:span text:style-name="T98">numeric_</text:span>expression <text:span text:style-name="T105">| <text:tab/><text:tab/><text:tab/><text:tab/><text:tab/><text:tab/> <text:s/>numeric_pair</text:span><text:span text:style-name="T98">}</text:span><text:bookmark-end text:name="__DdeLink__895_2345787360"/></text:p>
      <text:p text:style-name="P38"/>
      <text:p text:style-name="P34"/>
      <text:p text:style-name="P7">Obsługa błędów:</text:p>
      <text:p text:style-name="P7"/>
      <text:p text:style-name="P83">Przykładowe komunikaty:</text:p>
      <text:p text:style-name="P7"/>
      <text:p text:style-name="P83">Błędy arytmetyczne:</text:p>
      <text:p text:style-name="P83"/>
      <text:p text:style-name="P83">Przykładowy komunikat: Arithmetic Error: Division by zero at: line 8, source.tko.</text:p>
      <text:p text:style-name="P83"/>
      <text:p text:style-name="P83">Błąd modyfikowania niemutowalnej zmiennej: Immutable Variable Error: Trying to modify variable a, which is immutable at: line 7, source.tko.</text:p>
      <text:p text:style-name="P83"/>
      <text:p text:style-name="P88">Brakujący nawias: Missing Bracket Error: Missing bracket at: line 16, source.tko.</text:p>
      <text:p text:style-name="P85"><text:soft-page-break/></text:p>
      <text:p text:style-name="P84"/>
      <text:p text:style-name="P8">Sposób uruchomienia:</text:p>
      <text:p text:style-name="P8"/>
      <text:p text:style-name="P84">Interpreter uruchamiamy z linii poleceń z jednym argumentem – ścieżką do pliku z kodem źródłowym</text:p>
      <text:p text:style-name="P43"/>
      <text:p text:style-name="P43">./interpreter source.tko</text:p>
      <text:p text:style-name="P84">Gdzie <text:span text:style-name="T2">source.tko</text:span> jest plikiem zawierającym kod źródłowy.</text:p>
      <text:p text:style-name="P84"/>
      <text:p text:style-name="P84">Wyjściem programu jest standardowe wyjście konsoli.</text:p>
      <text:p text:style-name="P84"/>
      <text:p text:style-name="P9">Sposób realizacji projektu:</text:p>
      <text:p text:style-name="P9"/>
      <text:p text:style-name="P86">Projekt będzie podzielony na następujące moduły:<text:line-break/>-analizator leksykalny</text:p>
      <text:p text:style-name="P86">-analizator składniowy</text:p>
      <text:p text:style-name="P86">-analizator semantyczny</text:p>
      <text:p text:style-name="P86">-interpreter.</text:p>
      <text:p text:style-name="P86"/>
      <text:p text:style-name="P87">Źródłem, z którego będzie korzystał analizator leksykalny będzie ciąg znaków lub plik. Wejście z pliku <text:s/>będzie stanowić podstawę działania interpretera natomiast alternatywna opcja przyda się do testów. </text:p>
      <text:p text:style-name="P90">Będą wyróżniane następujące typy tokenów: </text:p>
      <text:p text:style-name="P90">-Identyfikatory, </text:p>
      <text:p text:style-name="P90">-<text:span text:style-name="T38">Stałe, </text:span></text:p>
      <text:p text:style-name="P92">-Operatory, </text:p>
      <text:p text:style-name="P92">-Komentarze, </text:p>
      <text:p text:style-name="P92">-Słowa kluczowe,</text:p>
      <text:p text:style-name="P90">-<text:span text:style-name="T58">Symbol (np. nawias),</text:span></text:p>
      <text:p text:style-name="P90"><text:span text:style-name="T39">-</text:span><text:span text:style-name="T57">Koniec pliku</text:span><text:span text:style-name="T39">. </text:span></text:p>
      <text:p text:style-name="P90"><text:span text:style-name="T40">Analizator składniowy będzie grupował tokeny w drzewa. </text:span><text:span text:style-name="T41">Pogrupowane tokeny będą analizowane przez analizator semantyczny, a następnie kod będzie interpretowany. </text:span><text:span text:style-name="T42">Na każdym etapie mogą pojawić się błędy, które nie będą powodować zakończenia interpretacji, ale będą wyświetlane użytkownikowi. </text:span><text:span text:style-name="T56">Istotnym aspektem będzie to, żeby żadne konstrukcje językowe nie spowodowały wystąpienia wyjątku w samym interpreterze.</text:span></text:p>
      <text:p text:style-name="P89"/>
      <text:p text:style-name="P10"><text:span text:style-name="T43">Opis testowania</text:span>:</text:p>
      <text:p text:style-name="P10"/>
      <text:p text:style-name="P91">Do każdego modułu będą napisane testy jednostkowe sprawdzające, czy wszystko działa w typowych sytuacjach, ale też monitorujące poprawne zachowanie interpretera w przypadku błędów. <text:span text:style-name="T44">Oprócz tego wykonam testy integracyjne w postaci programów w zdefiniowanym języku. Będzie kilka przypadków testowych, jak najbardziej złośliwych, np. plik o rozmiarze powyżej 4kB. </text:span><text:span text:style-name="T45">Do testów jednostkowych najprawdopodobniej zostanie wykorzystana biblioteka Google Tes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7:22:54.323297746</meta:creation-date>
    <dc:date>2023-06-02T20:39:39.234858500</dc:date>
    <meta:editing-duration>P6DT11H6M8S</meta:editing-duration>
    <meta:editing-cycles>274</meta:editing-cycles>
    <meta:generator>LibreOffice/7.4.6.2$Linux_X86_64 LibreOffice_project/40$Build-2</meta:generator>
    <meta:document-statistic meta:table-count="0" meta:image-count="0" meta:object-count="0" meta:page-count="5" meta:paragraph-count="176" meta:word-count="1057" meta:character-count="7452" meta:non-whitespace-character-count="6351"/>
  </office:meta>
</office:document-meta>
</file>